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cc936" officeooo:paragraph-rsid="001cc936"/>
    </style:style>
    <style:style style:name="P2" style:family="paragraph" style:parent-style-name="Text_20_body">
      <style:paragraph-properties fo:text-align="start" style:justify-single-word="false"/>
      <style:text-properties officeooo:rsid="001df3c2" officeooo:paragraph-rsid="001df3c2"/>
    </style:style>
    <style:style style:name="P3" style:family="paragraph" style:parent-style-name="Text_20_body">
      <style:paragraph-properties fo:text-align="start" style:justify-single-word="false"/>
      <style:text-properties officeooo:rsid="001b26de" officeooo:paragraph-rsid="001b26d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text-align="start" style:justify-single-word="false"/>
      <style:text-properties officeooo:paragraph-rsid="0023ed57"/>
    </style:style>
    <style:style style:name="P6" style:family="paragraph" style:parent-style-name="Text_20_body">
      <style:paragraph-properties fo:text-align="start" style:justify-single-word="false"/>
      <style:text-properties officeooo:paragraph-rsid="0082ffcb"/>
    </style:style>
    <style:style style:name="P7" style:family="paragraph" style:parent-style-name="Text_20_body">
      <style:paragraph-properties fo:text-align="start" style:justify-single-word="false"/>
      <style:text-properties fo:font-weight="bold" officeooo:rsid="001df3c2" officeooo:paragraph-rsid="001df3c2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officeooo:rsid="0023ed57" officeooo:paragraph-rsid="0023ed57"/>
    </style:style>
    <style:style style:name="P9" style:family="paragraph" style:parent-style-name="Text_20_body">
      <style:text-properties officeooo:paragraph-rsid="00286118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23ed57" officeooo:paragraph-rsid="0023ed57" style:font-weight-asian="normal" style:font-weight-complex="normal"/>
    </style:style>
    <style:style style:name="P11" style:family="paragraph" style:parent-style-name="Text_20_body">
      <style:text-properties fo:font-weight="normal" officeooo:paragraph-rsid="00286118" style:font-weight-asian="normal" style:font-weight-complex="normal"/>
    </style:style>
    <style:style style:name="P12" style:family="paragraph" style:parent-style-name="Text_20_body">
      <style:text-properties fo:font-weight="normal" officeooo:rsid="00311c07" officeooo:paragraph-rsid="00286118" style:font-weight-asian="normal" style:font-weight-complex="normal"/>
    </style:style>
    <style:style style:name="P13" style:family="paragraph" style:parent-style-name="Text_20_body">
      <style:text-properties fo:font-weight="normal" officeooo:rsid="00311c07" officeooo:paragraph-rsid="0037f010" style:font-weight-asian="normal" style:font-weight-complex="normal"/>
    </style:style>
    <style:style style:name="P14" style:family="paragraph" style:parent-style-name="Text_20_body">
      <style:text-properties fo:font-weight="normal" officeooo:rsid="00311c07" officeooo:paragraph-rsid="0045fd4b" style:font-weight-asian="normal" style:font-weight-complex="normal"/>
    </style:style>
    <style:style style:name="P15" style:family="paragraph" style:parent-style-name="Text_20_body">
      <style:text-properties fo:font-weight="normal" officeooo:rsid="003528f6" style:font-weight-asian="normal" style:font-weight-complex="normal"/>
    </style:style>
    <style:style style:name="P16" style:family="paragraph" style:parent-style-name="Text_20_body">
      <style:text-properties fo:font-weight="normal" officeooo:rsid="0046f61c" officeooo:paragraph-rsid="0046f61c" style:font-weight-asian="normal" style:font-weight-complex="normal"/>
    </style:style>
    <style:style style:name="P17" style:family="paragraph" style:parent-style-name="Text_20_body">
      <style:text-properties fo:font-weight="normal" officeooo:rsid="00866975" officeooo:paragraph-rsid="00866975" style:font-weight-asian="normal" style:font-weight-complex="normal"/>
    </style:style>
    <style:style style:name="P18" style:family="paragraph" style:parent-style-name="Text_20_body">
      <style:text-properties fo:font-weight="normal" officeooo:rsid="0082ffcb" officeooo:paragraph-rsid="0082ffcb" style:font-weight-asian="normal" style:font-weight-complex="normal"/>
    </style:style>
    <style:style style:name="P19" style:family="paragraph" style:parent-style-name="Text_20_body">
      <style:text-properties fo:font-weight="normal" officeooo:rsid="008b81e6" officeooo:paragraph-rsid="008b81e6" style:font-weight-asian="normal" style:font-weight-complex="normal"/>
    </style:style>
    <style:style style:name="P20" style:family="paragraph" style:parent-style-name="Text_20_body">
      <style:text-properties fo:font-weight="normal" officeooo:rsid="00902163" officeooo:paragraph-rsid="00902163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style="italic" fo:font-weight="normal" officeooo:rsid="0023ed57" officeooo:paragraph-rsid="0023ed57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officeooo:rsid="004b2645" officeooo:paragraph-rsid="004b2645"/>
    </style:style>
    <style:style style:name="P23" style:family="paragraph" style:parent-style-name="Text_20_body">
      <style:text-properties officeooo:paragraph-rsid="00526e95"/>
    </style:style>
    <style:style style:name="P24" style:family="paragraph" style:parent-style-name="Text_20_body">
      <style:text-properties officeooo:rsid="0053d7aa" officeooo:paragraph-rsid="0053d7aa"/>
    </style:style>
    <style:style style:name="P25" style:family="paragraph" style:parent-style-name="Text_20_body">
      <style:paragraph-properties fo:text-align="start" style:justify-single-word="false"/>
      <style:text-properties officeooo:rsid="006cec84" officeooo:paragraph-rsid="006cec84"/>
    </style:style>
    <style:style style:name="P26" style:family="paragraph" style:parent-style-name="Text_20_body">
      <style:text-properties officeooo:rsid="006dfd59" officeooo:paragraph-rsid="006dfd59"/>
    </style:style>
    <style:style style:name="P27" style:family="paragraph" style:parent-style-name="Text_20_body">
      <style:text-properties officeooo:rsid="006dfd59" officeooo:paragraph-rsid="006f7f74"/>
    </style:style>
    <style:style style:name="P28" style:family="paragraph" style:parent-style-name="Text_20_body">
      <style:text-properties officeooo:paragraph-rsid="006dfd59"/>
    </style:style>
    <style:style style:name="P29" style:family="paragraph" style:parent-style-name="Text_20_body">
      <style:text-properties officeooo:rsid="00709e25" officeooo:paragraph-rsid="00709e25"/>
    </style:style>
    <style:style style:name="P30" style:family="paragraph" style:parent-style-name="Text_20_body">
      <style:text-properties officeooo:rsid="0073822f" officeooo:paragraph-rsid="0073822f"/>
    </style:style>
    <style:style style:name="P31" style:family="paragraph" style:parent-style-name="Text_20_body">
      <style:text-properties officeooo:rsid="0074341a" officeooo:paragraph-rsid="0074341a"/>
    </style:style>
    <style:style style:name="P32" style:family="paragraph" style:parent-style-name="Text_20_body">
      <style:text-properties officeooo:paragraph-rsid="0074341a"/>
    </style:style>
    <style:style style:name="P33" style:family="paragraph" style:parent-style-name="Text_20_body">
      <style:text-properties officeooo:rsid="0075c5f3" officeooo:paragraph-rsid="0075c5f3"/>
    </style:style>
    <style:style style:name="P34" style:family="paragraph" style:parent-style-name="Text_20_body">
      <style:text-properties officeooo:rsid="0079a229" officeooo:paragraph-rsid="0079a229"/>
    </style:style>
    <style:style style:name="P35" style:family="paragraph" style:parent-style-name="Text_20_body">
      <style:text-properties officeooo:rsid="007a2088" officeooo:paragraph-rsid="007a2088"/>
    </style:style>
    <style:style style:name="P36" style:family="paragraph" style:parent-style-name="Text_20_body">
      <style:text-properties officeooo:paragraph-rsid="007c63c8"/>
    </style:style>
    <style:style style:name="P37" style:family="paragraph" style:parent-style-name="Text_20_body">
      <style:text-properties officeooo:rsid="007e331f" officeooo:paragraph-rsid="007e331f"/>
    </style:style>
    <style:style style:name="P38" style:family="paragraph" style:parent-style-name="Text_20_body">
      <style:text-properties officeooo:rsid="006f7f74" officeooo:paragraph-rsid="006f7f74"/>
    </style:style>
    <style:style style:name="P39" style:family="paragraph" style:parent-style-name="Text_20_body">
      <style:text-properties officeooo:rsid="007b75a7" officeooo:paragraph-rsid="007b75a7"/>
    </style:style>
    <style:style style:name="P40" style:family="paragraph" style:parent-style-name="Heading_20_1" style:list-style-name="">
      <style:paragraph-properties fo:text-align="center" style:justify-single-word="false"/>
      <style:text-properties officeooo:rsid="001b26de" officeooo:paragraph-rsid="001b26de"/>
    </style:style>
    <style:style style:name="P41" style:family="paragraph" style:parent-style-name="Heading_20_1" style:list-style-name="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42" style:family="paragraph" style:parent-style-name="Heading_20_1" style:list-style-name="">
      <style:paragraph-properties fo:text-align="center" style:justify-single-word="false"/>
    </style:style>
    <style:style style:name="P43" style:family="paragraph" style:parent-style-name="Heading_20_1">
      <style:paragraph-properties fo:text-align="center" style:justify-single-word="false" fo:break-before="page"/>
      <style:text-properties officeooo:rsid="001b26de" officeooo:paragraph-rsid="001b26de"/>
    </style:style>
    <style:style style:name="P44" style:family="paragraph" style:parent-style-name="Heading_20_1">
      <style:paragraph-properties fo:text-align="center" style:justify-single-word="false" fo:break-before="page"/>
      <style:text-properties fo:font-style="normal" fo:font-weight="bold" style:font-style-asian="normal" style:font-weight-asian="bold" style:font-style-complex="normal" style:font-weight-complex="bold"/>
    </style:style>
    <style:style style:name="P45" style:family="paragraph" style:parent-style-name="Heading_20_1">
      <style:paragraph-properties fo:text-align="center" style:justify-single-word="false" fo:break-before="page"/>
    </style:style>
    <style:style style:name="P46" style:family="paragraph" style:parent-style-name="Heading_20_2">
      <style:text-properties fo:font-weight="bold" style:font-weight-asian="bold" style:font-weight-complex="bold"/>
    </style:style>
    <style:style style:name="P47" style:family="paragraph" style:parent-style-name="Text_20_body" style:list-style-name="L1">
      <style:paragraph-properties fo:text-align="start" style:justify-single-word="false"/>
      <style:text-properties officeooo:rsid="001b26de" officeooo:paragraph-rsid="001b26de"/>
    </style:style>
    <style:style style:name="P48" style:family="paragraph" style:parent-style-name="Text_20_body" style:list-style-name="L2">
      <style:text-properties officeooo:paragraph-rsid="004c6b29"/>
    </style:style>
    <style:style style:name="P49" style:family="paragraph" style:parent-style-name="Text_20_body" style:list-style-name="L2">
      <style:text-properties officeooo:rsid="004b2645" officeooo:paragraph-rsid="004c6b29"/>
    </style:style>
    <style:style style:name="P50" style:family="paragraph" style:parent-style-name="Text_20_body" style:list-style-name="L3">
      <style:text-properties officeooo:rsid="00513a31" officeooo:paragraph-rsid="00513a31"/>
    </style:style>
    <style:style style:name="P51" style:family="paragraph" style:parent-style-name="Text_20_body" style:list-style-name="L4">
      <style:paragraph-properties fo:text-align="start" style:justify-single-word="false"/>
      <style:text-properties officeooo:rsid="006cec84" officeooo:paragraph-rsid="006cec84"/>
    </style:style>
    <style:style style:name="P52" style:family="paragraph" style:parent-style-name="Text_20_body" style:list-style-name="L4">
      <style:paragraph-properties fo:text-align="start" style:justify-single-word="false"/>
      <style:text-properties officeooo:paragraph-rsid="006cec84"/>
    </style:style>
    <style:style style:name="P53" style:family="paragraph" style:parent-style-name="Text_20_body" style:list-style-name="L5">
      <style:text-properties fo:font-weight="normal" officeooo:rsid="00866975" officeooo:paragraph-rsid="00866975" style:font-weight-asian="normal" style:font-weight-complex="normal"/>
    </style:style>
    <style:style style:name="P54" style:family="paragraph" style:parent-style-name="Text_20_body" style:list-style-name="L6">
      <style:text-properties fo:font-weight="normal" officeooo:rsid="00866975" officeooo:paragraph-rsid="00866975" style:font-weight-asian="normal" style:font-weight-complex="normal"/>
    </style:style>
    <style:style style:name="P55" style:family="paragraph" style:parent-style-name="Text_20_body" style:list-style-name="L7">
      <style:text-properties fo:font-weight="normal" officeooo:rsid="008bd8b5" officeooo:paragraph-rsid="008bd8b5" style:font-weight-asian="normal" style:font-weight-complex="normal"/>
    </style:style>
    <style:style style:name="P56" style:family="paragraph" style:parent-style-name="Text_20_body" style:list-style-name="L8">
      <style:text-properties fo:font-weight="normal" officeooo:rsid="00902163" officeooo:paragraph-rsid="00902163" style:font-weight-asian="normal" style:font-weight-complex="normal"/>
    </style:style>
    <style:style style:name="P57" style:family="paragraph" style:parent-style-name="Text_20_body" style:list-style-name="L7">
      <style:text-properties officeooo:rsid="008bd8b5" officeooo:paragraph-rsid="008bd8b5"/>
    </style:style>
    <style:style style:name="T1" style:family="text">
      <style:text-properties officeooo:rsid="002055bf"/>
    </style:style>
    <style:style style:name="T2" style:family="text">
      <style:text-properties officeooo:rsid="0020c19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c63c8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11c07" style:font-weight-asian="normal" style:font-weight-complex="normal"/>
    </style:style>
    <style:style style:name="T7" style:family="text">
      <style:text-properties fo:font-weight="normal" officeooo:rsid="0034298f" style:font-weight-asian="normal" style:font-weight-complex="normal"/>
    </style:style>
    <style:style style:name="T8" style:family="text">
      <style:text-properties fo:font-weight="normal" officeooo:rsid="003528f6" style:font-weight-asian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52dae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3ed57" style:font-style-asian="italic" style:font-weight-asian="normal" style:font-style-complex="italic" style:font-weight-complex="normal"/>
    </style:style>
    <style:style style:name="T12" style:family="text">
      <style:text-properties officeooo:rsid="00252dae"/>
    </style:style>
    <style:style style:name="T13" style:family="text">
      <style:text-properties fo:font-style="normal" fo:font-weight="normal" officeooo:rsid="0023ed57" style:font-style-asian="normal" style:font-weight-asian="normal" style:font-style-complex="normal" style:font-weight-complex="normal"/>
    </style:style>
    <style:style style:name="T14" style:family="text">
      <style:text-properties officeooo:rsid="00286118"/>
    </style:style>
    <style:style style:name="T15" style:family="text">
      <style:text-properties officeooo:rsid="002b9942"/>
    </style:style>
    <style:style style:name="T16" style:family="text">
      <style:text-properties officeooo:rsid="002cd9f9"/>
    </style:style>
    <style:style style:name="T17" style:family="text">
      <style:text-properties officeooo:rsid="00311c07"/>
    </style:style>
    <style:style style:name="T18" style:family="text">
      <style:text-properties officeooo:rsid="003528f6"/>
    </style:style>
    <style:style style:name="T19" style:family="text">
      <style:text-properties officeooo:rsid="004b2645"/>
    </style:style>
    <style:style style:name="T20" style:family="text">
      <style:text-properties officeooo:rsid="00526e95"/>
    </style:style>
    <style:style style:name="T21" style:family="text">
      <style:text-properties officeooo:rsid="0069c03d"/>
    </style:style>
    <style:style style:name="T22" style:family="text">
      <style:text-properties officeooo:rsid="006cec84"/>
    </style:style>
    <style:style style:name="T23" style:family="text">
      <style:text-properties officeooo:rsid="006daebb"/>
    </style:style>
    <style:style style:name="T24" style:family="text">
      <style:text-properties officeooo:rsid="006dfd59"/>
    </style:style>
    <style:style style:name="T25" style:family="text">
      <style:text-properties officeooo:rsid="006e1b63"/>
    </style:style>
    <style:style style:name="T26" style:family="text">
      <style:text-properties officeooo:rsid="006f7f74"/>
    </style:style>
    <style:style style:name="T27" style:family="text">
      <style:text-properties officeooo:rsid="00709e25"/>
    </style:style>
    <style:style style:name="T28" style:family="text">
      <style:text-properties officeooo:rsid="00721318"/>
    </style:style>
    <style:style style:name="T29" style:family="text">
      <style:text-properties officeooo:rsid="00737a51"/>
    </style:style>
    <style:style style:name="T30" style:family="text">
      <style:text-properties officeooo:rsid="0073822f"/>
    </style:style>
    <style:style style:name="T31" style:family="text">
      <style:text-properties officeooo:rsid="0074341a"/>
    </style:style>
    <style:style style:name="T32" style:family="text">
      <style:text-properties officeooo:rsid="007b75a7"/>
    </style:style>
    <style:style style:name="T33" style:family="text">
      <style:text-properties officeooo:rsid="007c63c8"/>
    </style:style>
    <style:style style:name="T34" style:family="text">
      <style:text-properties officeooo:rsid="0082ffcb"/>
    </style:style>
    <style:style style:name="T35" style:family="text">
      <style:text-properties officeooo:rsid="0084a2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gramming Clojure </text:p>
      <text:h text:style-name="P40" text:outline-level="1"/>
      <text:h text:style-name="P43" text:outline-level="1">Intro</text:h>
      <text:p text:style-name="P3">Clojure is a dynamic general purpose programming language build on the top of the JVM </text:p>
      <text:list xml:id="list1841784087" text:style-name="L1">
        <text:list-item>
          <text:p text:style-name="P47">Lisp reloaded</text:p>
        </text:list-item>
        <text:list-item>
          <text:p text:style-name="P47">functional language</text:p>
        </text:list-item>
        <text:list-item>
          <text:p text:style-name="P47">simplifies concurrent programming</text:p>
        </text:list-item>
        <text:list-item>
          <text:p text:style-name="P47">embraces Java</text:p>
        </text:list-item>
        <text:list-item>
          <text:p text:style-name="P47">interactive environment REPL where you can get feedback</text:p>
        </text:list-item>
      </text:list>
      <text:p text:style-name="P1">Sample code <text:a xlink:type="simple" xlink:href="https://github.com/stuarthalloway/programming-clojure" text:style-name="Internet_20_link" text:visited-style-name="Visited_20_Internet_20_Link">https://github.com/stuarthalloway/programming-clojure</text:a></text:p>
      <text:p text:style-name="P7">RELP</text:p>
      <text:p text:style-name="P2">If you have a block of code that is too large to conveniently type at the REPL,</text:p>
      <text:p text:style-name="P2">save <text:span text:style-name="T1">t</text:span>he code into a file, and then load that file from the REPL.</text:p>
      <text:p text:style-name="P2">user=&gt; (load-file "temp.clj")</text:p>
      <text:p text:style-name="P2"/>
      <text:p text:style-name="P2">special variables</text:p>
      <text:p text:style-name="P2">- *<text:span text:style-name="T2">1 <text:line-break/>- *e</text:span></text:p>
      <text:p text:style-name="P10">finding documentation</text:p>
      <text:p text:style-name="P8"><text:span text:style-name="T5">(doc </text:span><text:span text:style-name="T9">name)</text:span></text:p>
      <text:p text:style-name="P21">(find-doc "reduce")</text:p>
      <text:p text:style-name="P21"/>
      <text:p text:style-name="P5"><text:span text:style-name="T11">. You can view the source of a Clojure function using the repl library.<text:line-break/></text:span><text:span text:style-name="T13">(use 'clojure.repl)<text:line-break/>(source</text:span><text:span text:style-name="T11"> </text:span><text:span text:style-name="T10">name</text:span><text:span text:style-name="T11">)</text:span></text:p>
      <text:h text:style-name="P41" text:outline-level="1"/>
      <text:h text:style-name="P44" text:outline-level="1"><text:span text:style-name="T12">E</text:span>xploring Clojure</text:h>
      <text:h text:style-name="Heading_20_2" text:outline-level="2">Forms</text:h>
      <text:p text:style-name="P9"><text:span text:style-name="T14">Clojure is homoiconic </text:span><text:span text:style-name="T15">(</text:span>language treats <text:a xlink:type="simple" xlink:href="https://en.wikipedia.org/wiki/Code_as_data" text:style-name="Internet_20_link" text:visited-style-name="Visited_20_Internet_20_Link">code as data</text:a><text:span text:style-name="T15">),</text:span></text:p>
      <text:p text:style-name="P9"><text:span text:style-name="T16">R</text:span>eader reads the text of the program in chunks called <text:span text:style-name="T3">forms </text:span><text:span text:style-name="T5">and translates them into Clojure data structures. Clojure then compiles and executes the data structures.</text:span></text:p>
      <text:p text:style-name="P11">Numeric literals are forms.</text:p>
      <text:p text:style-name="P9"><text:span text:style-name="T5">A vector of numbers is another kind of form. </text:span><text:span text:style-name="T6">[1, 2, 3]</text:span></text:p>
      <text:p text:style-name="P12">A list is also a kind of form. A list is “just data,” but it is also used to call functions.</text:p>
      <text:p text:style-name="P13">Strings are another kind of reader form. Clojure strings are Java strings.</text:p>
      <text:p text:style-name="P13">Use (apply str …) to build a string from a sequence of characters.<text:line-break/>(apply str (interleave "Attack at midnight" "The purple elephant chortled"))</text:p>
      <text:p text:style-name="P13">-&gt; "ATthtea cpku raptl em iedlneipghhatn"</text:p>
      <text:p text:style-name="P12">Clojure characters are Java characters. Their literal syntax is \{letter} , where letter can be a letter or the name of a character: backspace , formfeed , newline , return , space , or tab :<text:line-break/>(str \h \e \y \space \y \o \u)<text:line-break/>-&gt; "hey you"</text:p>
      <text:h text:style-name="P46" text:outline-level="2"><text:span text:style-name="T17">S</text:span>ymbols</text:h>
      <text:p text:style-name="Text_20_body"><text:span text:style-name="T5">Forms such as + , concat , and java.lang.String are called symbols and are used to name thing</text:span><text:span text:style-name="T7">s </text:span><text:span text:style-name="T8">(functions, operators, java classes, namespaces, data structures and references)</text:span></text:p>
      <text:p text:style-name="P15">A keyword is like a symbol, except that keywords begin with a colon ( : ). Keywords resolve to themselves <text:line-break/>:foo<text:line-break/>-&gt; :foo</text:p>
      <text:p text:style-name="P15"/>
      <text:p text:style-name="P15">Keywords are also functions. They take a map argument and look themselves up in the map.<text:line-break/>(:Clojure inventors)<text:line-break/>-&gt; "Hickey"</text:p>
      <text:h text:style-name="Heading_20_2" text:outline-level="2"><text:span text:style-name="T18">M</text:span>aps</text:h>
      <text:p text:style-name="Text_20_body">Maps are functions. If you pass a key to a map, it will return that key’s value, or it will return nil if the key is not found.</text:p>
      <text:p text:style-name="P14"><text:soft-page-break/>(inventors "Lisp")<text:line-break/>-&gt; "McCarthy"</text:p>
      <text:p text:style-name="P16">for default value<text:line-break/>(get the-map key not-found-val?)</text:p>
      <text:p text:style-name="P16">Because Clojure data structures are immutable and implement hashCode correctly, any Clojure data structure can be a key in a map.</text:p>
      <text:p text:style-name="P16"/>
      <text:p text:style-name="P16">If several maps have keys in common, you can document (and enforce) this fact by creating a record with defrecord : (defrecord name [arguments])<text:line-break/>(defrecord Book [title author])<text:line-break/>(-&gt;Book "title" "author")<text:line-break/>Once you instantiate a Book , it behaves almost like any other map:<text:line-break/>(def b (-&gt;Book "Anathem" "Neal Stephenson"))<text:line-break/>(:title b)<text:line-break/>-&gt; "Anathem"</text:p>
      <text:h text:style-name="Heading_20_3" text:outline-level="3"><text:span text:style-name="T19">Reader </text:span>Macros</text:h>
      <text:p text:style-name="P22">Diff than macros.<text:line-break/>Clojure forms are read by the reader, which converts text into Clojure data structures. In addition to the basic forms, the Clojure reader also recognizes a set of reader macros. Reader macros are special reader behaviors triggered by prefix macro characters</text:p>
      <text:list xml:id="list3177353015" text:style-name="L2">
        <text:list-item>
          <text:p text:style-name="P49">Anonymous function #(.toUpperCase %)</text:p>
        </text:list-item>
        <text:list-item>
          <text:p text:style-name="P49">Comment ; single-line comment</text:p>
        </text:list-item>
        <text:list-item>
          <text:p text:style-name="P49">Deref @form =&gt; (deref form)</text:p>
        </text:list-item>
        <text:list-item>
          <text:p text:style-name="P49">Metadata ^metadata form</text:p>
        </text:list-item>
        <text:list-item>
          <text:p text:style-name="P49">Quote 'form =&gt; (quote form)</text:p>
        </text:list-item>
        <text:list-item>
          <text:p text:style-name="P48">Regex pattern #"foo" =&gt; a</text:p>
        </text:list-item>
        <text:list-item>
          <text:p text:style-name="P48">Syntax-quote `x</text:p>
        </text:list-item>
        <text:list-item>
          <text:p text:style-name="P48">Unquote ~</text:p>
        </text:list-item>
        <text:list-item>
          <text:p text:style-name="P48">Unquote-splicing ~@</text:p>
        </text:list-item>
        <text:list-item>
          <text:p text:style-name="P48">Var-quote #'x =&gt; (var x)</text:p>
        </text:list-item>
      </text:list>
      <text:h text:style-name="Heading_20_2" text:outline-level="2">Vars</text:h>
      <text:p text:style-name="Text_20_body">When you define an object with def or defn , that object is stored in a Clojure var</text:p>
      <text:p text:style-name="Text_20_body">reader macro #' , which also returns the var for a</text:p>
      <text:p text:style-name="Text_20_body"><text:soft-page-break/>symbol:<text:line-break/>#'foo</text:p>
      <text:list xml:id="list1563039826" text:style-name="L3">
        <text:list-item>
          <text:p text:style-name="P50">can be aliased into more than one namespace</text:p>
        </text:list-item>
        <text:list-item>
          <text:p text:style-name="P50">can have metadata (documentation, type hints, unit tests)</text:p>
        </text:list-item>
        <text:list-item>
          <text:p text:style-name="P50">dynamically rebound on a per-thread basic</text:p>
        </text:list-item>
      </text:list>
      <text:h text:style-name="Heading_20_2" text:outline-level="2"><text:span text:style-name="T3">Destructing</text:span> </text:h>
      <text:p text:style-name="P23">In many programming languages, you bind a variable to an entire collection. In many programming languages, you bind a variable to an entire collection. you can nest a vector or a map in the binding to reach into a collection and bind only the part you want. →<text:span text:style-name="T20"> ON Method param you define what you want. <text:line-break/>Here use :first-name from map put its value in fname <text:line-break/>(defn greet-author-2 [{fname :first-name}] </text:span>(println "Hello," fname))<text:line-break/>(greet-author-2 {:last-name "Vinge" :first-name "Vernor"}</text:p>
      <text:p text:style-name="P23"/>
      <text:p text:style-name="P24">Same in the let <text:line-break/>(let [[x y] [1 2 3]]<text:line-break/>[x y])<text:line-break/><text:line-break/>Sometimes you want to skip elements at the start of a collection. Here’s how you could bind only the z coordinate:</text:p>
      <text:p text:style-name="P24">(let [[_ _ z] [1 2 3]] <text:line-break/>z)</text:p>
      <text:p text:style-name="P24">The underscore ( _ ) is a legal symbol and is used idiomatically to indicate “I don’t care about this binding.”</text:p>
      <text:p text:style-name="P24"/>
      <text:p text:style-name="P24">It is also possible to simultaneously bind both a collection and elements within the collection. Inside a destructuring expression, an :as clause gives you a binding for the entire enclosing structure. For example, you could capture the x and y coordinates individually, plus the entire collection as coords , in order to report the total number of dimensions:</text:p>
      <text:p text:style-name="P24">(let [[x y :as coords] [1 2 3 4 5 6]]<text:line-break/>(str "x: " x ", y: " y ", total dimensions " (count coords)))<text:line-break/>-&gt; "x: 1, y: 2, total dimensions 6"</text:p>
      <text:h text:style-name="Heading_20_2" text:outline-level="2">Metadata</text:h>
      <text:p text:style-name="Text_20_body">metadata is “data about data.” That is true but not usably specific. </text:p>
      <text:p text:style-name="Text_20_body"><text:soft-page-break/>vars have a metadata map containing documentation, type information, and source information. For example, vars have a metadata map containing documentation, type information, and source information</text:p>
      <text:p text:style-name="Text_20_body">(meta #'str)</text:p>
      <text:p text:style-name="Text_20_body">-&gt; {:ns #&lt;Namespace clojure.core&gt;,<text:line-break/>:name str,<text:line-break/>:file "core.clj",<text:line-break/>:line 313,<text:line-break/>:arglists ([] [x] [x &amp; ys]),<text:line-break/>:tag java.lang.String,<text:line-break/>:doc "With no args, ... etc."}</text:p>
      <text:p text:style-name="Text_20_body">To add your own key/value pairs to a var, use the metadata reader macro:</text:p>
      <text:p text:style-name="Text_20_body">^metadata form</text:p>
      <text:p text:style-name="Text_20_body"/>
      <text:h text:style-name="P42" text:outline-level="1"/>
      <text:h text:style-name="P45" text:outline-level="1">Unifying Data with Sequences</text:h>
      <text:p text:style-name="P4">At the lowest level, programs work with structures such as strings, lists, vectors, maps, sets, and trees. <text:span text:style-name="T21">At a higher level they are: XML data (tree) , Database results (vectors), Directory hierarchies (trees) files (string/vector of lines) </text:span></text:p>
      <text:p text:style-name="P6">→<text:span text:style-name="T21"> In Clojure </text:span>a single abstraction: the sequence (or seq), Collections that can be viewed as seqs are called seq-able (pronounced “SEEK-a-bull”). <text:span text:style-name="T34">Strings are sequences of characters so they are also seq-able. </text:span><text:span text:style-name="T35">To convert a seq back to a string use (apply str seq)</text:span></text:p>
      <text:p text:style-name="P25">Every aggregate data structure can be viewed as a sequences. Core capabilities:</text:p>
      <text:list xml:id="list442910129" text:style-name="L4">
        <text:list-item>
          <text:p text:style-name="P51">(first seq) → get first item</text:p>
        </text:list-item>
        <text:list-item>
          <text:p text:style-name="P51">(rest seq) → all after first</text:p>
        </text:list-item>
        <text:list-item>
          <text:p text:style-name="P51">(next seq) → all after first</text:p>
        </text:list-item>
        <text:list-item>
          <text:p text:style-name="P51">(cons elements seq) → add el on top (new list with added element on top)</text:p>
        </text:list-item>
        <text:list-item>
          <text:p text:style-name="P51">(conj coll element &amp; elements) → add one or more to a <text:span text:style-name="T23">end</text:span> collection</text:p>
        </text:list-item>
        <text:list-item>
          <text:p text:style-name="P51">(in<text:span text:style-name="T23">t</text:span>o to from) → add from to to collection</text:p>
        </text:list-item>
      </text:list>
      <text:p text:style-name="P25">Specific </text:p>
      <text:list xml:id="list143503865749222" text:continue-numbering="true" text:style-name="L4">
        <text:list-item>
          <text:p text:style-name="P52"><text:span text:style-name="T22">ž</text:span>(sorted-set &amp; elements)</text:p>
        </text:list-item>
        <text:list-item>
          <text:p text:style-name="P52">(sorted-<text:span text:style-name="T22">map</text:span> &amp; elements)</text:p>
        </text:list-item>
      </text:list>
      <text:h text:style-name="Heading_20_2" text:outline-level="2">Creating sequences</text:h>
      <text:p text:style-name="P26">(range start end step)<text:line-break/>(range end) → defaults start is 0 step is 1</text:p>
      <text:p text:style-name="P26">(repeat n x)</text:p>
      <text:p text:style-name="P26">(take n seq) – take first n elements from sequence </text:p>
      <text:p text:style-name="P26">(iterate f x) – starts with a value x and apply f (funtion) to each value to calculate next</text:p>
      <text:p text:style-name="P28">- <text:span text:style-name="T24">infinitive collection</text:span></text:p>
      <text:p text:style-name="P26">(cycle coll) – takes a coll and cycles (create again and again) infinitely</text:p>
      <text:p text:style-name="P26">(interleave &amp; colls) – takes multiple collections and produce new one that has values from each othre interleave until one is empty </text:p>
      <text:p text:style-name="P27">(interpose el coll) – applies el (as string) to each element <text:span text:style-name="T25">(excluding latest)<text:line-break/></text:span><text:span text:style-name="T26">good to create string from list. Ex: (apply str (interpose “,” ["apples" "bananas" "grapes"]))</text:span></text:p>
      <text:p text:style-name="P38">(join separator sequence) from clojure.string/join same as example above</text:p>
      <text:p text:style-name="P38">(list &amp; elements) – create list</text:p>
      <text:p text:style-name="P38"><text:soft-page-break/>(vector <text:s/>&amp;elements) – create vector</text:p>
      <text:p text:style-name="P38">(hash-set &amp; elements) – create hash set</text:p>
      <text:p text:style-name="P38">(hash-map key v ..) – crates hash map</text:p>
      <text:h text:style-name="Heading_20_2" text:outline-level="2">Filtering</text:h>
      <text:p text:style-name="P29">(filter predicate? coll)</text:p>
      <text:p text:style-name="P32"><text:span text:style-name="T27">(take-while </text:span><text:span text:style-name="T30">predicate</text:span><text:span text:style-name="T27"> Coll) – take all </text:span><text:span text:style-name="T28">from beginning</text:span><text:span text:style-name="T27"> while predicate returns true (first false we exit)</text:span></text:p>
      <text:p text:style-name="P32"><text:span text:style-name="T28">(drop-while </text:span><text:span text:style-name="T30">predicate </text:span><text:span text:style-name="T28">coll) – drop from beginning while predicate is true </text:span><text:span text:style-name="T29">then return rest</text:span></text:p>
      <text:p text:style-name="P30">(split index coll) – create two list at index</text:p>
      <text:p text:style-name="P30">(split-with predicate Coll) <text:s/>create two list take a predicate (at first false do split)</text:p>
      <text:p text:style-name="P31">(every? <text:span text:style-name="T30">predicate </text:span>coll) → are all in collection matches collections</text:p>
      <text:p text:style-name="P31">(some? <text:span text:style-name="T30">predicate </text:span>coll) → is one in collection that matches predicate </text:p>
      <text:p text:style-name="P33">(not-every? <text:span text:style-name="T30">predicate </text:span><text:span text:style-name="T31">coll) </text:span></text:p>
      <text:p text:style-name="P33">(not-any <text:span text:style-name="T30">predicate </text:span><text:span text:style-name="T31">coll) </text:span></text:p>
      <text:h text:style-name="Heading_20_2" text:outline-level="2">Transforming sequences</text:h>
      <text:p text:style-name="P34">(map f coll) </text:p>
      <text:p text:style-name="P35">(reduce f coll) f function of two arguments → apples f on two elements returns one. <text:span text:style-name="T32">Used to total up seq in some way</text:span></text:p>
      <text:p text:style-name="P39">(sort <text:s/>coll) → natural order<text:line-break/>(sort comp? Coll) → comparison function<text:line-break/>(sort-by comp? Coll) → use comparator function</text:p>
      <text:p text:style-name="P36"><text:span text:style-name="T33">(for [binding-form coll-expr filter-expr? ...] expr) – comprehension takes a vector (binding-form / coll-expr s) plus an optional filter exprsions and then yields a sequence of expres<text:line-break/></text:span><text:span text:style-name="T4">List comprehension </text:span><text:span text:style-name="T33">is more general than functions such as map and filter and </text:span>can in fact emulate most of the filtering and transformation functions described earlier</text:p>
      <text:p text:style-name="P36"><text:span text:style-name="T33">Example: </text:span>(for [word ["the" "quick" "brown" "fox"]] (format "&lt;p&gt;%s&lt;/p&gt;" word))</text:p>
      <text:p text:style-name="P37">TODO <text:span text:style-name="T4">List comprehension </text:span></text:p>
      <text:h text:style-name="Heading_20_2" text:outline-level="2"><text:span text:style-name="T4">L</text:span><text:span text:style-name="T3">azy and Infinite Seq</text:span></text:h>
      <text:p text:style-name="P18">Most are lazy (elements are not calculated until they are needed.</text:p>
      <text:p text:style-name="P18">(doall collection) – forces to walk the elements and returns them</text:p>
      <text:p text:style-name="P18">(dorun collection) – same no keeping past elements in memory good for large data sets</text:p>
      <text:h text:style-name="P46" text:outline-level="2"><text:soft-page-break/><text:span text:style-name="T34">C</text:span>alling Structure-Specific Functions</text:h>
      <text:p text:style-name="P17">List</text:p>
      <text:list xml:id="list2875094844" text:style-name="L5">
        <text:list-item>
          <text:p text:style-name="P53">(peek collection) get first </text:p>
        </text:list-item>
        <text:list-item>
          <text:p text:style-name="P53">(pop collection) remove first get rest</text:p>
        </text:list-item>
      </text:list>
      <text:p text:style-name="P17">Vectors</text:p>
      <text:list xml:id="list143503839743683" text:continue-numbering="true" text:style-name="L5">
        <text:list-item>
          <text:p text:style-name="P53">(peek collection) get first </text:p>
        </text:list-item>
        <text:list-item>
          <text:p text:style-name="P53">(pop collection) remove first get rest</text:p>
        </text:list-item>
        <text:list-item>
          <text:p text:style-name="P53">(get collection index) get value at the index</text:p>
        </text:list-item>
        <text:list-item>
          <text:p text:style-name="P53">(vector index) – vector is a function so passing index returns el. At that possition</text:p>
        </text:list-item>
        <text:list-item>
          <text:p text:style-name="P53">(assoc vector index value) – new vector with value at index</text:p>
        </text:list-item>
        <text:list-item>
          <text:p text:style-name="P53">(subvec collection start end?)</text:p>
        </text:list-item>
      </text:list>
      <text:p text:style-name="P17">Maps</text:p>
      <text:list xml:id="list2519340832" text:style-name="L6">
        <text:list-item>
          <text:p text:style-name="P54">(keys map)</text:p>
        </text:list-item>
        <text:list-item>
          <text:p text:style-name="P54">(vals map)</text:p>
        </text:list-item>
        <text:list-item>
          <text:p text:style-name="P54">(get map key value-if-not-found?)</text:p>
        </text:list-item>
        <text:list-item>
          <text:p text:style-name="P54">(map key) – maps are functions of their keys</text:p>
        </text:list-item>
        <text:list-item>
          <text:p text:style-name="P54">(:keyword map) – keywords are also functions </text:p>
        </text:list-item>
        <text:list-item>
          <text:p text:style-name="P54">(contains? Map key)</text:p>
        </text:list-item>
        <text:list-item>
          <text:p text:style-name="P54">(assoc)</text:p>
        </text:list-item>
        <text:list-item>
          <text:p text:style-name="P54">(dissoc) – returns a map with a key removed </text:p>
        </text:list-item>
        <text:list-item>
          <text:p text:style-name="P54">(select-keys)</text:p>
        </text:list-item>
        <text:list-item>
          <text:p text:style-name="P54">(merge)</text:p>
        </text:list-item>
      </text:list>
      <text:p text:style-name="P19">Sets</text:p>
      <text:list xml:id="list1909901500" text:style-name="L7">
        <text:list-item>
          <text:p text:style-name="P57"><text:span text:style-name="T5">(union </text:span><text:bookmark-start text:name="__DdeLink__441_125765816"/><text:span text:style-name="T5">set1 set2</text:span><text:bookmark-end text:name="__DdeLink__441_125765816"/><text:span text:style-name="T5">) – all</text:span></text:p>
        </text:list-item>
        <text:list-item>
          <text:p text:style-name="P55">(intersection set1 set2) – only common</text:p>
        </text:list-item>
        <text:list-item>
          <text:p text:style-name="P55">(difference set1 set2) – first minus second</text:p>
        </text:list-item>
        <text:list-item>
          <text:p text:style-name="P55">(select <text:s/>predicate set) <text:s/>-all matching predicate</text:p>
        </text:list-item>
      </text:list>
      <text:p text:style-name="P20">DB – in memory </text:p>
      <text:p text:style-name="P20"><text:soft-page-break/>set as table map as rows maps key are <text:s/>columns<text:line-break/><text:line-break/>(def nations #{{:nation "Germany" :language "German"}})</text:p>
      <text:list xml:id="list1373145306" text:style-name="L8">
        <text:list-item>
          <text:p text:style-name="P56">(rename relation rename-map) The rename function renames keys (database columns) (rename compositions {:name :title})</text:p>
        </text:list-item>
        <text:list-item>
          <text:p text:style-name="P56">(select pred relation) <text:s/>The select function returns maps for which a predicate is true same as WHERE portion of a SQL SELECT</text:p>
        </text:list-item>
        <text:list-item>
          <text:p text:style-name="P56">(project relation keys) Specifies a subset of columns. (project compositions [:name]) same as select in sql select</text:p>
        </text:list-item>
        <text:list-item>
          <text:p text:style-name="P56">(join relation-1 relation-2 keymap?) join sets based on shared keys (join compositions composers). (you can pass a keymap</text:p>
        </text:list-item>
        <text:list-item>
          <text:p text:style-name="P56">that maps the key names in relation-1 to their corresponding keys in relation-2 . (join composers nations {:country :nation})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07T00:12:30.431519441</meta:creation-date>
    <dc:date>2024-09-29T20:28:59.219378620</dc:date>
    <meta:editing-duration>PT14H19M59S</meta:editing-duration>
    <meta:editing-cycles>89</meta:editing-cycles>
    <meta:generator>LibreOffice/6.4.7.2$Linux_X86_64 LibreOffice_project/40$Build-2</meta:generator>
    <meta:document-statistic meta:table-count="0" meta:image-count="0" meta:object-count="0" meta:page-count="10" meta:paragraph-count="155" meta:word-count="1714" meta:character-count="10156" meta:non-whitespace-character-count="8593"/>
  </office:meta>
</office:document-meta>
</file>